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list-style-name="L2">
      <style:paragraph-properties fo:text-align="start" style:justify-single-word="false"/>
      <style:text-properties fo:font-weight="normal" style:font-weight-asian="normal" style:font-weight-complex="normal"/>
    </style:style>
    <style:style style:name="P8" style:family="paragraph" style:parent-style-name="Standard" style:list-style-name="L3">
      <style:paragraph-properties fo:text-align="start" style:justify-single-word="false"/>
      <style:text-properties fo:font-weight="normal" style:font-weight-asian="normal" style:font-weight-complex="normal"/>
    </style:style>
    <style:style style:name="P9" style:family="paragraph" style:parent-style-name="Standard" style:list-style-name="L4">
      <style:paragraph-properties fo:text-align="start" style:justify-single-word="false"/>
      <style:text-properties fo:font-weight="normal" style:font-weight-asian="normal" style:font-weight-complex="normal"/>
    </style:style>
    <style:style style:name="P10" style:family="paragraph" style:parent-style-name="Standard" style:list-style-name="L5">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officeooo:paragraph-rsid="007ce9f5" style:font-weight-asian="normal" style:font-weight-complex="normal"/>
    </style:style>
    <style:style style:name="P12" style:family="paragraph" style:parent-style-name="Standard" style:list-style-name="L6">
      <style:paragraph-properties fo:text-align="start" style:justify-single-word="false"/>
      <style:text-properties fo:font-weight="normal" officeooo:paragraph-rsid="007ce9f5" style:font-weight-asian="normal" style:font-weight-complex="normal"/>
    </style:style>
    <style:style style:name="P13" style:family="paragraph" style:parent-style-name="Standard" style:list-style-name="L7">
      <style:paragraph-properties fo:text-align="start" style:justify-single-word="false"/>
      <style:text-properties fo:font-weight="normal" officeooo:paragraph-rsid="007ce9f5" style:font-weight-asian="normal" style:font-weight-complex="normal"/>
    </style:style>
    <style:style style:name="P14" style:family="paragraph" style:parent-style-name="Standard" style:list-style-name="L8">
      <style:paragraph-properties fo:text-align="start" style:justify-single-word="false"/>
      <style:text-properties fo:font-weight="normal" officeooo:paragraph-rsid="007ce9f5" style:font-weight-asian="normal" style:font-weight-complex="normal"/>
    </style:style>
    <style:style style:name="P15" style:family="paragraph" style:parent-style-name="Standard" style:list-style-name="L9">
      <style:paragraph-properties fo:text-align="start" style:justify-single-word="false"/>
      <style:text-properties fo:font-weight="normal" officeooo:paragraph-rsid="007ce9f5" style:font-weight-asian="normal" style:font-weight-complex="normal"/>
    </style:style>
    <style:style style:name="P16" style:family="paragraph" style:parent-style-name="Standard">
      <style:paragraph-properties fo:text-align="start" style:justify-single-word="false"/>
      <style:text-properties fo:font-weight="normal" officeooo:paragraph-rsid="00b8d3ac" style:font-weight-asian="normal" style:font-weight-complex="normal"/>
    </style:style>
    <style:style style:name="P17" style:family="paragraph" style:parent-style-name="Standard">
      <style:paragraph-properties fo:text-align="start" style:justify-single-word="false"/>
      <style:text-properties fo:font-weight="bold" officeooo:paragraph-rsid="007ce9f5" style:font-weight-asian="bold" style:font-weight-complex="bold"/>
    </style:style>
    <style:style style:name="P18" style:family="paragraph" style:parent-style-name="Standard">
      <style:paragraph-properties fo:text-align="start" style:justify-single-word="false"/>
      <style:text-properties fo:font-weight="bold" officeooo:paragraph-rsid="00b8d3ac" style:font-weight-asian="bold" style:font-weight-complex="bold"/>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fo:font-style="italic" fo:font-weight="bold" fo:background-color="#fff200" loext:char-shading-value="0" style:font-style-asian="italic" style:font-weight-asian="bold" style:font-style-complex="italic" style:font-weight-complex="bold"/>
    </style:style>
    <style:style style:name="T4" style:family="text">
      <style:text-properties fo:font-style="italic" fo:font-weight="bold" fo:background-color="#fff200" loext:char-shading-value="0" style:font-style-asian="italic" style:font-weight-asian="bold" style:font-style-complex="italic" style:font-weight-complex="bold"/>
    </style:style>
    <style:style style:name="T5" style:family="text">
      <style:text-properties fo:font-weight="normal" style:font-weight-asian="normal" style:font-weight-complex="normal"/>
    </style:style>
    <style:style style:name="T6" style:family="text">
      <style:text-properties fo:font-weight="bold" fo:background-color="#fff200" loext:char-shading-value="0" style:font-weight-asian="bold" style:font-weight-complex="bold"/>
    </style:style>
    <style:style style:name="T7" style:family="text">
      <style:text-properties officeooo:rsid="0081d0db"/>
    </style:style>
    <style:style style:name="T8" style:family="text">
      <style:text-properties officeooo:rsid="0087bba9"/>
    </style:style>
    <style:style style:name="T9" style:family="text">
      <style:text-properties officeooo:rsid="0088a9c2"/>
    </style:style>
    <style:style style:name="T10" style:family="text">
      <style:text-properties officeooo:rsid="00a7c240"/>
    </style:style>
    <style:style style:name="T11" style:family="text">
      <style:text-properties officeooo:rsid="00a9794e"/>
    </style:style>
    <style:style style:name="T12" style:family="text">
      <style:text-properties officeooo:rsid="00b49382"/>
    </style:style>
    <style:style style:name="T13" style:family="text">
      <style:text-properties officeooo:rsid="00c3e7b4"/>
    </style:style>
    <style:style style:name="T14" style:family="text">
      <style:text-properties officeooo:rsid="00c4494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ntoon National Bank</text:p>
      <text:p text:style-name="P1">The first thing the bank asks you to do is develop two classes. One class will represent its <text:span text:style-name="T1">basic checking plan,</text:span> the Brass Account, and the second class will represent the Brass Plus checking</text:p>
      <text:p text:style-name="P1">account, which adds an <text:span text:style-name="T1">overdraft protection feature</text:span>. That is, if a user writes a check larger (but not too much larger) than his or her balance, the bank will cover the check, charging the user for the excess payment and adding a surcharge. You can characterize the two accounts in terms of <text:span text:style-name="T1">data to be stored</text:span> and <text:span text:style-name="T1">operations to be allowed</text:span>.</text:p>
      <text:p text:style-name="P1"/>
      <text:p text:style-name="P1">First, here is the information for a Brass Account checking plan:</text:p>
      <text:p text:style-name="P1"/>
      <text:list xml:id="list3769204007" text:style-name="L1">
        <text:list-item>
          <text:p text:style-name="P6">Client name</text:p>
        </text:list-item>
        <text:list-item>
          <text:p text:style-name="P6">Account number</text:p>
        </text:list-item>
        <text:list-item>
          <text:p text:style-name="P6">Current balance</text:p>
        </text:list-item>
      </text:list>
      <text:p text:style-name="P1"/>
      <text:p text:style-name="P1">And here are the operations to be represented:</text:p>
      <text:p text:style-name="P1"/>
      <text:list xml:id="list3050867500" text:style-name="L2">
        <text:list-item>
          <text:p text:style-name="P7">Creating an account</text:p>
        </text:list-item>
        <text:list-item>
          <text:p text:style-name="P7">Depositing money into the account</text:p>
        </text:list-item>
        <text:list-item>
          <text:p text:style-name="P7">Withdrawing money from the account</text:p>
        </text:list-item>
        <text:list-item>
          <text:p text:style-name="P7">Displaying the account information</text:p>
        </text:list-item>
      </text:list>
      <text:p text:style-name="P1"/>
      <text:p text:style-name="P1">For the Brass Plus Account checking plan, the Pontoon National Bank wants all the features of the Brass Account as well as the following additional items of information:</text:p>
      <text:p text:style-name="P1"/>
      <text:list xml:id="list1069917309" text:style-name="L3">
        <text:list-item>
          <text:p text:style-name="P8">An upper limit to the overdraft protection</text:p>
        </text:list-item>
        <text:list-item>
          <text:p text:style-name="P8">An interest rate charged for overdraft loans</text:p>
        </text:list-item>
        <text:list-item>
          <text:p text:style-name="P8">The overdraft amount currently owed to the bank</text:p>
        </text:list-item>
      </text:list>
      <text:p text:style-name="P1"/>
      <text:p text:style-name="P1">No additional operations are needed, but two operations need to be implemented differently:</text:p>
      <text:p text:style-name="P1"/>
      <text:list xml:id="list2008138475" text:style-name="L4">
        <text:list-item>
          <text:p text:style-name="P9">The withdrawing money operation has to incorporate overdraft protection for the Brass Plus Account</text:p>
        </text:list-item>
        <text:list-item>
          <text:p text:style-name="P9">The display operation has to show the additional information required by the Brass Plus Account</text:p>
        </text:list-item>
      </text:list>
      <text:p text:style-name="P1"/>
      <text:p text:style-name="P4"><text:span text:style-name="T5">Suppose you call one class </text:span><text:span text:style-name="T3">Brass</text:span><text:span text:style-name="T5"> and the second class </text:span><text:span text:style-name="T3">BrassPlus</text:span><text:span text:style-name="T5"> . Should you derive BrassPlus publicly from Brass ? To answer this question, first answer another: Does the BrassPlus class meet the is-a test? Sure. Everything that is true of a Brass object will be true for a BrassPlus object. Both store a client name, an account number, and a balance. With both, you can make deposits and withdrawals and display account information. Note that the is-a relationship is not, in general, symmetric. A fruit, in general, is not a banana; similarly, a Brass object won’t have all the capabilities of a BrassPlus object.</text:span></text:p>
      <text:p text:style-name="P1"/>
      <text:p text:style-name="P3">Developing the Brass and BrassPlus Classes</text:p>
      <text:p text:style-name="P1">The Brass Account class information is pretty straightforward, but the bank hasn’t told you enough details about how the overdraft system works. In response to your request for further information, the friendly Pontoon National Bank representative tells you the following:</text:p>
      <text:p text:style-name="P1"/>
      <text:list xml:id="list3962698493" text:style-name="L5">
        <text:list-item>
          <text:p text:style-name="P10">A Brass Plus Account limits how much money the bank will lend you to cover overdrafts. The default value is $500, but some customers may start with a different limit.</text:p>
        </text:list-item>
        <text:list-item>
          <text:p text:style-name="P10"><text:soft-page-break/>The bank may change a customer’s overdraft limit.</text:p>
        </text:list-item>
        <text:list-item>
          <text:p text:style-name="P10">A Brass Plus Account charges interest on the loan. The default value is 11.125%, but some customers may start with a different rate.</text:p>
        </text:list-item>
        <text:list-item>
          <text:p text:style-name="P10">The bank may change a customer’s interest rate.</text:p>
        </text:list-item>
        <text:list-item>
          <text:p text:style-name="P10">The account keeps track of how much the customer owes the bank (overdraft loans plus interest).The user cannot pay off this amount through a regular deposit or through a transfer from another account. Instead, he or she must pay in cash to a special bank officer, who will, if necessary, seek out the customer. When the debt is paid, the account can reset the amount owed to 0.</text:p>
        </text:list-item>
      </text:list>
      <text:p text:style-name="P1"/>
      <text:p text:style-name="P11">The last feature is an unusual way for a bank to do business, but it has the fortunate side effect of keeping the programming problem simpler. This list suggests that the new class needs constructors that provide account information and that include a debt limit with a default value of $500 and an interest rate with a default value of 10%.Also there should be methods for resetting the debt limit, interest rate, and current debt. These are all things to be added to the Brass class, and they will be declared in the BrassPlus class declaration.</text:p>
      <text:p text:style-name="P11"/>
      <text:p text:style-name="P11">There are several points to notice in Listing 13.7:</text:p>
      <text:p text:style-name="P11"/>
      <text:list xml:id="list18490926" text:style-name="L6">
        <text:list-item>
          <text:p text:style-name="P12">The BrassPlus class adds three new private data members and three new public member functions to the Brass class.</text:p>
        </text:list-item>
        <text:list-item>
          <text:p text:style-name="P12">Both the Brass class and the BrassPlus class declare the ViewAcct() and Withdraw() methods; these are the methods that will behave differently for a BrassPlus object than they do with a Brass object.</text:p>
        </text:list-item>
        <text:list-item>
          <text:p text:style-name="P12">The Brass class uses the new keyword virtual in declaring ViewAcct() and Withdraw() .These methods are now termed <text:span text:style-name="T4">virtual methods</text:span>.</text:p>
        </text:list-item>
        <text:list-item>
          <text:p text:style-name="P12">The Brass class also declares a virtual destructor, even though the destructor does nothing.</text:p>
        </text:list-item>
      </text:list>
      <text:p text:style-name="P11"/>
      <text:p text:style-name="P11">The <text:span text:style-name="T7">first</text:span> point in the list is how the declarations specify that methods are to behave differently for the derived class. The two ViewAcct() prototypes indicate that there will be two separate method definitions. The qualified name for the base-class version is <text:span text:style-name="T4">Brass</text:span>::ViewAcct() , and the qualified name for the derived-class version is <text:span text:style-name="T4">BrassPlus</text:span>::ViewAcct() . <text:span text:style-name="T2">A program will use the object type to determine which version to use</text:span>:</text:p>
      <text:p text:style-name="P11"/>
      <text:p text:style-name="P11">Brass dom("Dominic Banker", 11224, 4183.45);</text:p>
      <text:p text:style-name="P11">BrassPlus dot("Dorothy Banker", 12118, 2592.00);</text:p>
      <text:p text:style-name="P11"/>
      <text:p text:style-name="P11">dom.ViewAcct(); <text:s text:c="9"/>// use Brass::ViewAcct()</text:p>
      <text:p text:style-name="P11">dot.ViewAcct(); <text:s text:c="10"/>// use BrassPlus::ViewAcct()</text:p>
      <text:p text:style-name="P11"/>
      <text:p text:style-name="P11">Similarly, there will be two versions of Withdraw() : one that’s used by Brass objects and one that’s used by BrassPlus objects. Methods that behave the same for both classes, such as Deposit() and Balance() , are declared only in the base class.</text:p>
      <text:p text:style-name="P11"/>
      <text:p text:style-name="P11">The <text:span text:style-name="T7">second</text:span> point (the use of virtual ) is more involved than the first two points. <text:span text:style-name="T2">It determines which method is used </text:span>if the method is<text:span text:style-name="T2"> invoked by a reference or a pointer</text:span> instead of by an object. If you don’t use the keyword virtual , the program chooses a method based on the reference type or pointer type. If you do use the keyword virtual , the program chooses a method based on the type of object the reference or pointer refers <text:s/>to. Here is how a program behaves if ViewAcct() is not virtual:</text:p>
      <text:p text:style-name="P11"><text:soft-page-break/>// behavior with non-virtual ViewAcct() method chosen according to reference type</text:p>
      <text:p text:style-name="P11"/>
      <text:p text:style-name="P11">Brass dom("Dominic Banker", 11224, 4183.45);</text:p>
      <text:p text:style-name="P11">BrassPlus dot("Dorothy Banker", 12118, 2592.00);</text:p>
      <text:p text:style-name="P11"/>
      <text:p text:style-name="P11"><text:span text:style-name="T4">Brass </text:span>&amp; b1_ref = dom;</text:p>
      <text:p text:style-name="P11"><text:span text:style-name="T2">Brass </text:span>&amp; b2_ref = dot;</text:p>
      <text:p text:style-name="P11"/>
      <text:p text:style-name="P11">b1_ref.ViewAcct(); <text:s/>// use Brass::ViewAcct()</text:p>
      <text:p text:style-name="P11">b2_ref.ViewAcct(); <text:s text:c="3"/>// use Brass::ViewAcct()</text:p>
      <text:p text:style-name="P11"/>
      <text:p text:style-name="P11">The reference variables are type Brass , so Brass::ViewAccount() is chosen. <text:span text:style-name="T2">Using pointers to Brass instead of references results in similar behavior</text:span>. In contrast, here is the behavior if ViewAcct() is virtual:</text:p>
      <text:p text:style-name="P11"/>
      <text:p text:style-name="P11">// behavior with virtual ViewAcct() <text:s/>method chosen <text:span text:style-name="T2">according to object type</text:span></text:p>
      <text:p text:style-name="P11">Brass dom("Dominic Banker", 11224, 4183.45);</text:p>
      <text:p text:style-name="P11">BrassPlus dot("Dorothy Banker", 12118, 2592.00);</text:p>
      <text:p text:style-name="P11"/>
      <text:p text:style-name="P11"><text:span text:style-name="T2">Brass</text:span> &amp; b1_ref = dom;</text:p>
      <text:p text:style-name="P11"><text:span text:style-name="T4">Brass</text:span> &amp; b2_ref = dot;</text:p>
      <text:p text:style-name="P11"/>
      <text:p text:style-name="P11">b1_ref.ViewAcct(); <text:s/>// use Brass::ViewAcct()</text:p>
      <text:p text:style-name="P11">b2_ref.ViewAcct(); <text:s/>// use BrassPlus::ViewAcct()</text:p>
      <text:p text:style-name="P11"/>
      <text:p text:style-name="P11">In this case, both references are type Brass , but b2_ref refers to a BrassPlus object, so Brass<text:span text:style-name="T8">Plus</text:span>::ViewAccount(<text:span text:style-name="T8">) is used for it. Using pointers to Brass instead of references </text:span>results in similar behavior. It turns out, as you’ll see in a bit, that this behavior of virtual functions is very handy. Therefore, it is the common practice to declare as virtual in the base class those methods that might be redefined in a derived class. When a method is declared virtual in a base class, it is automatically virtual in the derived class, but it is a good idea to document which functions are virtual by using the keyword virtual in the derived class declarations, too. The <text:span text:style-name="T9">third</text:span> point is that the base class declares a virtual destructor. This is to make sure that the <text:span text:style-name="T2">correct sequence of destructors</text:span> is called when a derived object is destroyed.</text:p>
      <text:p text:style-name="P11"/>
      <text:p text:style-name="P17">Note</text:p>
      <text:p text:style-name="P11">If you redefine a base-class method in a derived class, the usual practice is to declare the base-class method as virtual. This makes the program choose the method version based on object type instead of the type of a reference or pointer. It’s also the usual practice to declare a virtual destructor for the base class.</text:p>
      <text:p text:style-name="P11"/>
      <text:p text:style-name="P17">Class Implementations</text:p>
      <text:p text:style-name="P11">The next step is to prepare the class implementation. Part of this has been done already by the inline function definitions in the header file. Note that the keyword virtual is used just in the method prototypes in the class declaration, not in the method definitions.</text:p>
      <text:p text:style-name="P11"/>
      <text:p text:style-name="P11">Before looking at details of Listing 13.8, such as handling of formatting in some of the methods, let’s examine the aspects that relate directly to inheritance. Keep in mind that the derived class does not have direct access to private base-class data; the derived class has to use base-class public methods to <text:soft-page-break/>access that data. The means of access depends on the method. Constructors use one technique, and other member functions use a different technique. <text:span text:style-name="T2">The technique that derived-class constructors use to initialize base-class private data is the member initializer list syntax</text:span>. Each of these constructors uses the member initializer list syntax to pass base-class information to a base-class constructor and then uses the constructor body to initialize the new data items added by the BrassPlus class. Non-constructors can’t use the member initializer list syntax. But a derived-class method can call a public base-class method. For instance, ignoring the formatting aspect, the core of the BrassPlus version of ViewAcct() is this:</text:p>
      <text:p text:style-name="P11"/>
      <text:p text:style-name="P11">// redefine how ViewAcct() works</text:p>
      <text:p text:style-name="P11">void BrassPlus::ViewAcct() const</text:p>
      <text:p text:style-name="P11">{</text:p>
      <text:p text:style-name="P11"><text:tab/>...</text:p>
      <text:p text:style-name="P11"><text:tab/><text:span text:style-name="T2">Brass::ViewAcct()</text:span>; <text:s text:c="8"/>// display base portion</text:p>
      <text:p text:style-name="P11"><text:tab/>cout &lt;&lt; "Maximum loan: $" &lt;&lt; maxLoan &lt;&lt; endl;</text:p>
      <text:p text:style-name="P11"><text:tab/>cout &lt;&lt; "Owed to bank: $" &lt;&lt; owesBank &lt;&lt; endl;</text:p>
      <text:p text:style-name="P11"><text:tab/>cout &lt;&lt; "Loan Rate: " &lt;&lt; 100 * rate &lt;&lt; "%\n";</text:p>
      <text:p text:style-name="P11"><text:tab/>...</text:p>
      <text:p text:style-name="P11">}</text:p>
      <text:p text:style-name="P11"/>
      <text:p text:style-name="P11">In other words, BrassPlus::ViewAcct() displays the added BrassPlus data members and calls on the base-class method Brass::ViewAcct() to display the base-class data members. Using the scope-resolution operator in a derived-class method to invoke a base-class method is a standard technique. It’s vital that the code use the scope-resolution operator. Suppose that, instead, you wrote the code this way:</text:p>
      <text:p text:style-name="P11"/>
      <text:p text:style-name="P11">// redefine erroneously how ViewAcct() works</text:p>
      <text:p text:style-name="P11">void BrassPlus::ViewAcct() const</text:p>
      <text:p text:style-name="P11">{</text:p>
      <text:p text:style-name="P11"><text:tab/>...</text:p>
      <text:p text:style-name="P11"><text:tab/>ViewAcct(); <text:s/>// oops! recursive call</text:p>
      <text:p text:style-name="P11"><text:tab/>...</text:p>
      <text:p text:style-name="P11">}</text:p>
      <text:p text:style-name="P11"/>
      <text:p text:style-name="P11">If the code doesn’t use the scope-resolution operator, the compiler assumes that ViewAcct() is BrassPlus::ViewAcct() , and this creates a recursive function that has no termination—not a good thing.</text:p>
      <text:p text:style-name="P11"/>
      <text:p text:style-name="P11">Next, consider the BrassPlus::Withdraw() method. If the client withdraws an amount larger than the balance, the method should arrange for a loan. It can use Brass::Withdraw() to access the balance member, but Brass::Withdraw() issues an error message if the withdrawal amount exceeds the balance. This implementation avoids the message by using the Deposit() method to make the loan and then calling Brass::Withdraw() when sufficient funds are available:</text:p>
      <text:p text:style-name="P11"/>
      <text:p text:style-name="P11">// redefine how Withdraw() works</text:p>
      <text:p text:style-name="P11">void BrassPlus::Withdraw(double amt)</text:p>
      <text:p text:style-name="P11">{</text:p>
      <text:p text:style-name="P11"><text:tab/>...</text:p>
      <text:p text:style-name="P11"><text:tab/>double bal = Balance();</text:p>
      <text:p text:style-name="P11"><text:tab/>if (amt &lt;= bal)</text:p>
      <text:p text:style-name="P11"><text:soft-page-break/><text:tab/><text:tab/>Brass::Withdraw(amt);</text:p>
      <text:p text:style-name="P11"><text:tab/>else if ( amt &lt;= bal + maxLoan - owesBank)</text:p>
      <text:p text:style-name="P11"><text:tab/><text:tab/>{</text:p>
      <text:p text:style-name="P11"><text:tab/><text:tab/><text:tab/>double advance = amt - bal;</text:p>
      <text:p text:style-name="P11"><text:tab/><text:tab/><text:tab/>owesBank += advance * (1.0 + rate);</text:p>
      <text:p text:style-name="P11"><text:tab/><text:tab/><text:tab/>cout &lt;&lt; "Bank advance: $" &lt;&lt; advance &lt;&lt; endl;</text:p>
      <text:p text:style-name="P11"><text:tab/><text:tab/><text:tab/>cout &lt;&lt; "Finance charge: $" &lt;&lt; advance * rate &lt;&lt; endl;</text:p>
      <text:p text:style-name="P11"><text:tab/><text:tab/><text:tab/>Deposit(advance);</text:p>
      <text:p text:style-name="P11"><text:tab/><text:tab/><text:tab/>Brass::Withdraw(amt);</text:p>
      <text:p text:style-name="P11"><text:tab/><text:tab/>}</text:p>
      <text:p text:style-name="P11"><text:tab/> <text:s text:c="4"/>else</text:p>
      <text:p text:style-name="P11"><text:tab/><text:tab/>cout &lt;&lt; "Credit limit exceeded. Transaction cancelled.\n";</text:p>
      <text:p text:style-name="P11"><text:tab/><text:tab/>...</text:p>
      <text:p text:style-name="P11">}</text:p>
      <text:p text:style-name="P11"/>
      <text:p text:style-name="P11">Note that the method uses the base-class Balance() function to determine the original balance. The code doesn’t have to use the scope-resolution operator for Balance() because this method has not been redefined in the derived class. The ViewAcct() and the Withdraw() methods use the setf() and precision() formatting methods to set the output mode for floating-point values to fixed-point, two places to the right of the decimal. When these modes are set, output stays in that mode, so the polite thing for these methods to do is to reset the formatting mode to its state prior to calling the methods. To avoid some code duplication, the program moves some of the formatting actions to helper functions:</text:p>
      <text:p text:style-name="P11"/>
      <text:p text:style-name="P11">// formatting stuff</text:p>
      <text:p text:style-name="P11">typedef std::ios_base::fmtflags format;</text:p>
      <text:p text:style-name="P11">typedef std::streamsize precis;</text:p>
      <text:p text:style-name="P11">format setFormat();</text:p>
      <text:p text:style-name="P11">void restore(format f, precis p);</text:p>
      <text:p text:style-name="P11"/>
      <text:p text:style-name="P11">The setFormat() function sets fixed-point notation and returns the previous flag setting:</text:p>
      <text:p text:style-name="P11"/>
      <text:p text:style-name="P11">format setFormat()</text:p>
      <text:p text:style-name="P11">{</text:p>
      <text:p text:style-name="P11"><text:tab/>// set up ###.## format</text:p>
      <text:p text:style-name="P11"><text:tab/>return cout.setf(std::ios_base::fixed, std::ios_base::floatfield);</text:p>
      <text:p text:style-name="P11">}</text:p>
      <text:p text:style-name="P11"/>
      <text:p text:style-name="P11">And the restore() function resets the format and the precision:</text:p>
      <text:p text:style-name="P11">void restore(format f, precis p)</text:p>
      <text:p text:style-name="P11">{</text:p>
      <text:p text:style-name="P11"><text:tab/>cout.setf(f, std::ios_base::floatfield);</text:p>
      <text:p text:style-name="P11"><text:tab/>cout.precision(p);</text:p>
      <text:p text:style-name="P11">}</text:p>
      <text:p text:style-name="P11"/>
      <text:p text:style-name="P17">Using the Brass and BrassPlus Classes</text:p>
      <text:p text:style-name="P17"/>
      <text:p text:style-name="P17">Showing Virtual Method Behavior</text:p>
      <text:p text:style-name="P11">In Listing 13.9 the methods are invoked by objects, not pointers or references, so this program doesn’t use the virtual method feature. Let’s look at an example for which the virtual methods do come into <text:soft-page-break/>play. Suppose you would like to manage a mixture of Brass and BrassPlus accounts. It would be nice if you could have a single array that holds a mixture of Brass and BrassPlus objects, but that’s not possible. Every item in an array has to be of the same type, and Brass and BrassPlus are two separate types. However, you can create an array of pointers-to- Brass . In that case, every element is of the same type, but because of the public inheritance model, a pointer-to- Brass can point to either a Brass</text:p>
      <text:p text:style-name="P11">or a BrassPlus object. Thus, in effect, you have a way of representing a collection of more than one type of object with a single array. This is polymorphism, and Listing 13.10 shows a simple example.</text:p>
      <text:p text:style-name="P11"/>
      <text:p text:style-name="P11">The program in Listing 13.10 lets user input determine the type of account to be added and then uses new to create and initialize an object of the proper type. The polymorphic aspect is provided by the following code:</text:p>
      <text:p text:style-name="P11"/>
      <text:p text:style-name="P11">for (i = 0; i &lt; CLIENTS; i++)</text:p>
      <text:p text:style-name="P11">{</text:p>
      <text:p text:style-name="P11"><text:tab/>p_clients[i]-&gt;ViewAcct();</text:p>
      <text:p text:style-name="P11"><text:tab/>cout &lt;&lt; endl;</text:p>
      <text:p text:style-name="P11">}</text:p>
      <text:p text:style-name="P11"/>
      <text:p text:style-name="P11">If the array member points to a Brass object, Brass::ViewAcct() is invoked; if the array member points to a BrassPlus object, BrassPlus::ViewAcct() is invoked. If Brass::ViewAcct() were been declared as virtual, Brass:ViewAcct() would be invoked in all cases. </text:p>
      <text:p text:style-name="P11"/>
      <text:p text:style-name="P17">The Need for Virtual Destructors</text:p>
      <text:p text:style-name="P11">The code in Listing 13.10 that uses delete to free the objects allocated by new illustrates why the base class should have a virtual destructor, even if no destructor appears to be needed.<text:span text:style-name="T2"> If the destructors are not virtual, then just the destructor corresponding to the pointer type is called</text:span>. In Listing 13.10, this <text:span text:style-name="T2">means that only the Brass destructor would be called, even if the pointer pointed to a BrassPlus object</text:span>. If the destructors are virtual, the destructor corresponding to the object type is called. So if a pointer points to a BrassPlus object, the BrassPlus destructor is called. And when a BrassPlus destructor</text:p>
      <text:p text:style-name="P11">finishes, it automatically calls the base-class constructor. Thus, using virtual destructors ensures that the correct sequence of destructors is called. In Listing 13.10, this correct behavior isn’t essential because the destructors do nothing. But if, say, BrassPlus had a do-something destructor, it would be vital for Brass to have a virtual destructor, even if it did nothing.</text:p>
      <text:p text:style-name="P11"/>
      <text:p text:style-name="P17">Static and Dynamic Binding</text:p>
      <text:p text:style-name="P11">Which block of executable code gets used when a program calls a function? The compiler has the responsibility of answering this question. Interpreting a function call in the source code as executing a particular block of function code is termed <text:span text:style-name="T4">binding the function name</text:span>. With C, the task is simple because each function name corresponds to a distinct function.</text:p>
      <text:p text:style-name="P11"/>
      <text:p text:style-name="P11">With C++, the task is more complex because of function overloading. The compiler has to look at the <text:span text:style-name="T2">function arguments</text:span> as well as the <text:span text:style-name="T2">function name</text:span> to figure out which function to use. Nonetheless, this kind of binding is a task a C or C++ compiler could perform during the compiling process; binding that takes place during compilation is called <text:span text:style-name="T2">static binding</text:span> (or <text:span text:style-name="T4">early binding</text:span>). However, virtual functions make the job more difficult yet. As shown in Listing 13.10, the decision of which function to use can’t be made at compile time because the compiler doesn’t know which kind of object the user is going to</text:p>
      <text:p text:style-name="P11">choose to make. Therefore, <text:span text:style-name="T2">the compiler has to generate code</text:span> that allows the correct virtual method to be selected as the program runs; this is called <text:span text:style-name="T2">dynamic binding </text:span>(or <text:span text:style-name="T4">late binding</text:span>). Now that you’ve seen <text:soft-page-break/>virtual methods at work, let’s look at this process in greater depth, beginning with how C++ handles pointer and reference type compatibility.</text:p>
      <text:p text:style-name="P11"/>
      <text:p text:style-name="P17">Pointer and Reference Type Compatibility</text:p>
      <text:p text:style-name="P11">Dynamic binding in C++ is associated with methods invoked by pointers and references, and this is governed, in part, by the inheritance process. One way public inheritance models the is-a relationship is in how it handles pointers and references to objects. Normally, C++ does not allow you to assign an address of one type to a pointer of another type. Nor does it let a reference to one type refer to another type:</text:p>
      <text:p text:style-name="P11"/>
      <text:p text:style-name="P11">double x = 2.5; </text:p>
      <text:p text:style-name="P11">int * pi = &amp;x; <text:s text:c="9"/>// invalid assignment, mismatched pointer types</text:p>
      <text:p text:style-name="P11">long &amp; rl = x; <text:s text:c="9"/>// invalid assignment, mismatched reference type</text:p>
      <text:p text:style-name="P11"/>
      <text:p text:style-name="P11">However, as you’ve seen, a reference or a pointer to a base class can refer to a derived-class object without using an explicit type cast. For example, the following initializations are allowed:</text:p>
      <text:p text:style-name="P11"/>
      <text:p text:style-name="P11">BrassPlus dilly ("Annie Dill", 493222, 2000);</text:p>
      <text:p text:style-name="P11"/>
      <text:p text:style-name="P11">Brass * pb = &amp;dilly; <text:s text:c="2"/>// ok</text:p>
      <text:p text:style-name="P11">Brass &amp; rb = dilly; <text:s text:c="5"/>// ok</text:p>
      <text:p text:style-name="P11"/>
      <text:p text:style-name="P11">Converting a derived-class reference or pointer to a base-class reference or pointer is called <text:span text:style-name="T4">upcasting</text:span>, and it is always allowed for public inheritance without the need for an explicit type cast. <text:span text:style-name="T2">This rule is part of expressing the is-a relationship</text:span>. <text:span text:style-name="T2">A BrassPlus object is a Brass object</text:span> in that it inherits all the data members and member functions of a Brass object. Therefore, <text:span text:style-name="T2">anything that you can do to a Brass object, you can do to a BrassPlus object</text:span>. So a function designed to handle a Brass reference can, without fear of creating problems, perform the same acts on a BrassPlus object. The same idea applies if you pass a pointer to an object as a function argument. Upcasting is <text:span text:style-name="T4">transitive</text:span>. That is, if you derive a BrassPlusPlus class from BrassPlus , then a Brass pointer or reference can refer to a Brass object, a BrassPlus object, or a BrassPlusPlus object.</text:p>
      <text:p text:style-name="P11"/>
      <text:p text:style-name="P11">The opposite process, converting a base-class pointer or reference to a derived-class pointer or reference, is called <text:span text:style-name="T4">downcasting</text:span>, and it is not allowed without an explicit type cast. The reason for this restriction is that the is-a relationship is not, in general, symmetric. A derived class could add new data members, and the class member functions that used these data members wouldn’t apply to the base class.</text:p>
      <text:p text:style-name="P11"/>
      <text:p text:style-name="P11">For example, suppose you derive a Singer class from an Employee class, adding a data member representing a singer’s vocal range and a member function, called range() , that reports the value for the vocal range. It wouldn’t make sense to apply the range() method to an Employee object. But if implicit downcasting were allowed, you could accidentally set a pointer-to- Singer to the address of an Employee object and use the pointer to invoke the range() method</text:p>
      <text:p text:style-name="P11"/>
      <text:p text:style-name="P11">Upcasting also takes place for function calls with base-class references or pointers as parameters. Consider the following code fragment, and suppose each function calls upon the virtual method ViewAcct() :</text:p>
      <text:p text:style-name="P11"/>
      <text:p text:style-name="P11"/>
      <text:p text:style-name="P11"><text:soft-page-break/>Brass * pb // <text:span text:style-name="T11">added by Dado</text:span></text:p>
      <text:p text:style-name="P11">Brass &amp; rb // <text:span text:style-name="T11">added by Dado</text:span></text:p>
      <text:p text:style-name="P11"/>
      <text:p text:style-name="P11"/>
      <text:p text:style-name="P11">void fr(Brass &amp; rb); // uses rb.ViewAcct()</text:p>
      <text:p text:style-name="P11">void fp(Brass * pb); // uses pb-&gt;ViewAcct()</text:p>
      <text:p text:style-name="P11">void fv(Brass b); // uses b.ViewAcct()</text:p>
      <text:p text:style-name="P11"/>
      <text:p text:style-name="P11">int main()</text:p>
      <text:p text:style-name="P11">{</text:p>
      <text:p text:style-name="P11"><text:tab/>Brass b("Billy Bee", 123432, 10000.0);</text:p>
      <text:p text:style-name="P11"><text:tab/>BrassPlus bp("Betty Beep", 232313, 12345.0);</text:p>
      <text:p text:style-name="P11"/>
      <text:p text:style-name="P11"><text:tab/>fr(b); <text:s text:c="9"/>// uses Brass::ViewAcct()</text:p>
      <text:p text:style-name="P11"><text:tab/>fr(bp); <text:s text:c="6"/>// uses BrassPlus::ViewAcct()</text:p>
      <text:p text:style-name="P11"><text:tab/>fp(b); <text:s text:c="8"/>// uses Brass::ViewAcct()</text:p>
      <text:p text:style-name="P11"><text:tab/>fp(bp); <text:s text:c="7"/>// uses BrassPlus::ViewAcct()<text:span text:style-name="T10">\</text:span></text:p>
      <text:p text:style-name="P11"><text:tab/>fv(b); <text:s text:c="4"/>// uses Brass::ViewAcct()</text:p>
      <text:p text:style-name="P11"><text:tab/>fv(bp); <text:s text:c="2"/>// uses Brass::ViewAcct()</text:p>
      <text:p text:style-name="P11"><text:tab/>...</text:p>
      <text:p text:style-name="P11">}</text:p>
      <text:p text:style-name="P11"/>
      <text:p text:style-name="P11">Passing by value causes only the Brass component of a BrassPlus object to be passed to the fv() function. But the implicit upcasting that occurs with references and pointers causes the fr() and fp() functions to use Brass::ViewAcct() for Brass objects and BrassPlus::ViewAcct() for BrassPlus objects.</text:p>
      <text:p text:style-name="P11">Implicit upcasting makes it possible for a base-class pointer or reference to refer to either a base-class object or a derived-class object, and that produces the need for dynamic binding. Virtual member functions are the C++ answer to that need.</text:p>
      <text:p text:style-name="P11"/>
      <text:p text:style-name="P17">Virtual Member Functions and Dynamic Binding</text:p>
      <text:p text:style-name="P11">Let’s revisit the process of invoking a method with a reference or pointer. Consider the following code:</text:p>
      <text:p text:style-name="P11"/>
      <text:p text:style-name="P11">BrassPlus ophelia; // derived-class object</text:p>
      <text:p text:style-name="P11">Brass * <text:span text:style-name="T4">bp</text:span>; <text:s text:c="2"/>// base-class pointer</text:p>
      <text:p text:style-name="P11"><text:span text:style-name="T4">bp</text:span> = &amp;ophelia; // Brass pointer to BrassPlus object</text:p>
      <text:p text:style-name="P11"><text:span text:style-name="T4">bp</text:span>→ViewAcct(); // which version?</text:p>
      <text:p text:style-name="P11"/>
      <text:p text:style-name="P11">As discussed before, if ViewAcct() is not declared as virtual in the base class, bp→ViewAcct(); goes by the pointer type ( Brass * ) and invokes Brass::ViewAcct() . The<text:span text:style-name="T2"> pointer type is known at compile time</text:span>, so the compiler can bind ViewAcct() to Brass::ViewAcct() at compile time. In short, the compiler uses static binding for non-virtual methods.</text:p>
      <text:p text:style-name="P11"/>
      <text:p text:style-name="P11">But if ViewAcct() is declared as virtual in the base class, bp-&gt;ViewAcct() <text:span text:style-name="T2">goes by the object type</text:span> ( BrassPlus ) and invokes BrassPlus::ViewAcct() . In this example, you can see that the object type is BrassPlus , but, in general, (as in Listing 13.10)<text:span text:style-name="T2"> the object type might only be determined when the program is running.</text:span> Therefore, the compiler generates code that binds ViewAcct() to Brass::ViewAcct() or BrassPlus::ViewAcct() , depending on the object type, while the program executes. In short, the compiler uses dynamic binding for virtual methods.</text:p>
      <text:p text:style-name="P11"/>
      <text:p text:style-name="P11"><text:soft-page-break/>In most cases, dynamic binding is a good thing because it allows a program to choose the method designed for a particular type. Given this fact, you might be wondering about the following:</text:p>
      <text:p text:style-name="P11"/>
      <text:list xml:id="list2001277493" text:style-name="L7">
        <text:list-item>
          <text:p text:style-name="P13">Why have two kinds of binding?</text:p>
        </text:list-item>
        <text:list-item>
          <text:p text:style-name="P13">If dynamic binding is so good, why isn’t it the default?</text:p>
        </text:list-item>
        <text:list-item>
          <text:p text:style-name="P13">How does it work?</text:p>
        </text:list-item>
      </text:list>
      <text:p text:style-name="P11"/>
      <text:p text:style-name="P17">Why Two Kinds of Binding and Why Static Is the Default</text:p>
      <text:p text:style-name="P11">If <text:span text:style-name="T2">dynamic binding allows you to redefine class methods</text:span> but static binding makes a partial botch of it, why have static binding at all? There are two reasons: <text:span text:style-name="T4">efficiency</text:span> and a <text:span text:style-name="T4">conceptual</text:span> model.</text:p>
      <text:p text:style-name="P11"/>
      <text:p text:style-name="P11">First, let’s consider efficiency. For a program to be able to make a runtime decision, it has to have some way to keep track of what sort of object a base-class pointer or reference refers to, and that entails some extra processing overhead. (You’ll see one method of dynamic binding later.) If, for example, you design a class that won’t be used as a base class for inheritance, you don’t need dynamic binding. Similarly, if you have a derived class, such as the RatedPlayer example, that does not redefine any methods, you don’t need dynamic binding. In these cases, it makes sense to use static binding and gain a little efficiency. The fact that static binding is more efficient is the reason it is the default choice for C++.</text:p>
      <text:p text:style-name="P11"/>
      <text:p text:style-name="P11">Stroustrup says that one of the guiding principles of C++ is that you shouldn’t have to pay (in memory usage or processing time) for features you don’t use. You should therefore go to virtual functions only if the program design needs them.</text:p>
      <text:p text:style-name="P11"/>
      <text:p text:style-name="P11">Next, let’s consider the conceptual model. When you design a class, you may have member functions that you don’t want redefined in derived classes. For example, the Brass::Balance() function, which returns the account balance, seems like a function that shouldn’t be redefined. By making this function nonvirtual, you accomplish two things. First, you make it more efficient. Second, you announce that it is your intention that this function not be redefined. That suggests reserving the virtual label just for methods you expect to be redefined.</text:p>
      <text:p text:style-name="P11"/>
      <text:p text:style-name="P17">Tip</text:p>
      <text:p text:style-name="P11">If a method in a base class will be redefined in a derived class, you should make it virtual. If the method should not be redefined, you should make it nonvirtual.</text:p>
      <text:p text:style-name="P11"/>
      <text:p text:style-name="P11">Of course, when you design a class, it’s not always obvious into which category a method falls. Like many aspects of real life, class design is not a linear process.</text:p>
      <text:p text:style-name="P11"/>
      <text:p text:style-name="P17">How Virtual Functions Work</text:p>
      <text:p text:style-name="P11">C++ specifies how virtual functions should behave, but it leaves the implementation up to the compiler writer. You don’t need to know the implementation method to use virtual functions, but seeing how it is done may help you understand the concepts better, so let’s take a look.</text:p>
      <text:p text:style-name="P11"/>
      <text:p text:style-name="P11">The usual way compilers handle virtual functions is to add a hidden member to each object. The hidden member holds a pointer to an array of function addresses. Such an array is usually termed a <text:span text:style-name="T4">virtual</text:span> <text:span text:style-name="T4">function</text:span> <text:span text:style-name="T4">table</text:span> (vtbl). The vtbl holds the addresses of the virtual functions declared for objects of that class. For example, an object of a base class contains a pointer to a table of addresses of all the virtual functions for that class. An object of a derived class contains a pointer to a separate table of addresses. <text:soft-page-break/>If the derived class provides a new definition of a virtual function, the vtbl holds the address of the new function. If the derived class doesn’t redefine the virtual function, the vtbl holds the address of the</text:p>
      <text:p text:style-name="P11">original version of the function. If the derived class defines a new function and makes it virtual, its address is added to the vtbl (see Figure 13.5 <text:span text:style-name="T12">see pg 741</text:span>). Note that whether you define 1 or 10 virtual functions for a class, you add just one address member to an object; it’s the table size that varies.</text:p>
      <text:p text:style-name="P11"/>
      <text:p text:style-name="P11">When you call a virtual function, the program looks at the vtbl address stored in an object and goes to the corresponding table of function addresses. If you use the first virtual function defined in the class declaration, the program uses the first function address in the array and executes the function that has that address. If you use the third virtual function in the class declaration, the program uses the function whose address is in the third element of the array. In short, using virtual functions has the following modest costs in memory and execution speed:</text:p>
      <text:p text:style-name="P11"/>
      <text:list xml:id="list4233438331" text:style-name="L8">
        <text:list-item>
          <text:p text:style-name="P14">Each object has its size increased by the amount needed to hold an address.</text:p>
        </text:list-item>
        <text:list-item>
          <text:p text:style-name="P14">For each class, the compiler creates a table (an array) of addresses of virtual functions.</text:p>
        </text:list-item>
        <text:list-item>
          <text:p text:style-name="P14">For each function call, there’s an extra step of going to a table to look up an address.</text:p>
        </text:list-item>
      </text:list>
      <text:p text:style-name="P11"/>
      <text:p text:style-name="P11">Keep in mind that although nonvirtual functions are slightly more efficient than virtual functions, they don’t provide dynamic binding.</text:p>
      <text:p text:style-name="P11"/>
      <text:p text:style-name="P17">Things to Know About Virtual Methods</text:p>
      <text:list xml:id="list1543850108" text:style-name="L9">
        <text:list-item>
          <text:p text:style-name="P15">Beginning a class method declaration with the keyword virtual in a base class makes the function virtual for the base class and all classes derived from the base class, including classes derived from the derived classes, and so on.</text:p>
        </text:list-item>
      </text:list>
      <text:p text:style-name="P11"/>
      <text:list xml:id="list211244430345568" text:continue-numbering="true" text:style-name="L9">
        <text:list-item>
          <text:p text:style-name="P15">If a virtual method is invoked by using a reference to an object or by using a pointer to an object, the program uses the method defined for the object type rather than the method defined for the reference or pointer type. This is called dynamic, or late, binding. This behavior is important because it’s always valid for a base-class pointer or reference to refer to an object of a derived type.</text:p>
        </text:list-item>
      </text:list>
      <text:p text:style-name="P11"/>
      <text:list xml:id="list211245840612098" text:continue-numbering="true" text:style-name="L9">
        <text:list-item>
          <text:p text:style-name="P15">If you’re defining a class that will be used as a base class for inheritance, you should declare as virtual functions the class methods that may have to be redefined in derived classes.</text:p>
        </text:list-item>
      </text:list>
      <text:p text:style-name="P11"/>
      <text:p text:style-name="P17">Constructors</text:p>
      <text:p text:style-name="P11">Constructors can’t be virtual. Creating a derived object invokes a derived-class constructor, not a base-class constructor. The derived-class constructor then uses a base-class constructor, but this sequence is distinct from the inheritance mechanism. Thus, a derived class doesn’t inherit the base-class constructors, so usually there’s not much point to making them virtual, anyway.</text:p>
      <text:p text:style-name="P11"/>
      <text:p text:style-name="P17">Destructors</text:p>
      <text:p text:style-name="P11">Destructors should be virtual unless a class isn’t to be used as a base class. Normally, you should provide a base class with a virtual destructor even if the class doesn’t need a destructor.</text:p>
      <text:p text:style-name="P11"/>
      <text:p text:style-name="P17">Friends</text:p>
      <text:p text:style-name="P11">Friends can’t be virtual functions because friends are not class members, and only members can be virtual functions. If this poses a problem for a design, you might be able to sidestep it by having the friend function use virtual member functions internally.</text:p>
      <text:p text:style-name="P11"/>
      <text:p text:style-name="P17"><text:soft-page-break/>No Redefinition</text:p>
      <text:p text:style-name="P11">Suppose you create something like the following:</text:p>
      <text:p text:style-name="P11"/>
      <text:p text:style-name="P11">class Dwelling</text:p>
      <text:p text:style-name="P11">{</text:p>
      <text:p text:style-name="P11"><text:tab/>public:</text:p>
      <text:p text:style-name="P11"><text:tab/> <text:s text:c="3"/>virtual void showperks(int a) const;</text:p>
      <text:p text:style-name="P11"><text:tab/>...</text:p>
      <text:p text:style-name="P11">};</text:p>
      <text:p text:style-name="P11"/>
      <text:p text:style-name="P11">class Hovel : public Dwelling</text:p>
      <text:p text:style-name="P11"/>
      <text:p text:style-name="P11">{</text:p>
      <text:p text:style-name="P11"><text:tab/>public:</text:p>
      <text:p text:style-name="P11"><text:tab/> <text:s text:c="2"/>virtual void showperks() const;</text:p>
      <text:p text:style-name="P11"><text:tab/>...</text:p>
      <text:p text:style-name="P11">};</text:p>
      <text:p text:style-name="P11"/>
      <text:p text:style-name="P11">This causes a problem. You might get a compiler warning similar to the following:</text:p>
      <text:p text:style-name="P11"/>
      <text:p text:style-name="P11">Warning: Hovel::showperks(void) hides Dwelling::showperks(int)</text:p>
      <text:p text:style-name="P11"/>
      <text:p text:style-name="P11">Or perhaps you won’t get a warning. Either way, the code has the following implications:</text:p>
      <text:p text:style-name="P11"/>
      <text:p text:style-name="P11">Hovel trump;</text:p>
      <text:p text:style-name="P16">trump.showperks(); <text:s text:c="7"/>// valid</text:p>
      <text:p text:style-name="P16">trump.showperks(5); <text:s text:c="5"/>// invalid</text:p>
      <text:p text:style-name="P16"/>
      <text:p text:style-name="P16">The new definition defines a showperks() function that takes no arguments. Rather than resulting in two overloaded versions of the function, this redefinition hides the base class version that takes an int argument. In short, <text:span text:style-name="T2">redefining inherited methods is not a variation of overloading. If you redefine a function in a derived class, it doesn’t just override the base class declaration with the same function signature. Instead, it hides all base-class methods of the same name, regardless of the argument signatures</text:span>. This fact of life leads to a couple rules of thumb. First, <text:span text:style-name="T4">if you redefine an inherited method, you need to make sure you match the original prototype exactly</text:span>. One relatively new exception to this rule is that a return type that is a reference or pointer to a base class can be replaced by a reference or pointer to the derived class. This feature is termed <text:span text:style-name="T4">covariance</text:span> of return type because the return type is allowed to vary in parallel with the class type:</text:p>
      <text:p text:style-name="P16"/>
      <text:p text:style-name="P16">class Dwelling</text:p>
      <text:p text:style-name="P16">{</text:p>
      <text:p text:style-name="P16"><text:tab/>public:</text:p>
      <text:p text:style-name="P16"><text:tab/>// a base method</text:p>
      <text:p text:style-name="P16"><text:tab/> <text:s text:c="4"/>virtual Dwelling &amp; build(int n);</text:p>
      <text:p text:style-name="P16"><text:tab/>...</text:p>
      <text:p text:style-name="P16">};</text:p>
      <text:p text:style-name="P16"/>
      <text:p text:style-name="P16"/>
      <text:p text:style-name="P16"/>
      <text:p text:style-name="P16"><text:soft-page-break/>class Hovel : public Dwelling</text:p>
      <text:p text:style-name="P16">{</text:p>
      <text:p text:style-name="P16"><text:tab/>public:</text:p>
      <text:p text:style-name="P16"><text:tab/>// a derived method with a covariant return type</text:p>
      <text:p text:style-name="P16"><text:tab/>virtual Hovel &amp; build(int n); // same function signature</text:p>
      <text:p text:style-name="P16"><text:tab/>...</text:p>
      <text:p text:style-name="P16">};</text:p>
      <text:p text:style-name="P16"/>
      <text:p text:style-name="P16">Note that this exception applies only to return values, not to arguments. Second, if the base class declaration is overloaded, you need to redefine all the base-class versions in the derived class:</text:p>
      <text:p text:style-name="P16"/>
      <text:p text:style-name="P16">class Dwelling</text:p>
      <text:p text:style-name="P16">{</text:p>
      <text:p text:style-name="P16"><text:tab/>public:</text:p>
      <text:p text:style-name="P16"><text:tab/>// three overloaded showperks()</text:p>
      <text:p text:style-name="P16"><text:s text:c="18"/>virtual void showperks(int a) const;</text:p>
      <text:p text:style-name="P16"><text:s text:c="18"/>virtual void showperks(double x) const;</text:p>
      <text:p text:style-name="P16"><text:s text:c="18"/>virtual void showperks() const;</text:p>
      <text:p text:style-name="P16"><text:s/><text:tab/>...</text:p>
      <text:p text:style-name="P16">};</text:p>
      <text:p text:style-name="P16"/>
      <text:p text:style-name="P16">class Hovel : public Dwelling</text:p>
      <text:p text:style-name="P16">{</text:p>
      <text:p text:style-name="P16"><text:tab/>public:</text:p>
      <text:p text:style-name="P16"><text:tab/>// three redefined showperks()</text:p>
      <text:p text:style-name="P16"><text:tab/><text:tab/>virtual void showperks(int a) const;</text:p>
      <text:p text:style-name="P16"><text:tab/><text:tab/>virtual void showperks(double x) const;</text:p>
      <text:p text:style-name="P16"><text:tab/><text:tab/>virtual void showperks() const;</text:p>
      <text:p text:style-name="P16"><text:tab/>...</text:p>
      <text:p text:style-name="P16">};</text:p>
      <text:p text:style-name="P16"/>
      <text:p text:style-name="P16">If you redefine just one version, the other two become hidden and cannot be used by objects of the derived class. Note that if no change is needed, the redefinition can simply call the base-class version:</text:p>
      <text:p text:style-name="P16">void Hovel::showperks() const {Dwelling::showperks();}</text:p>
      <text:p text:style-name="P16"/>
      <text:p text:style-name="P18">Access Control: protected</text:p>
      <text:p text:style-name="P16">The protected keyword is like private in that the outside world can access class members in a protected section only by using public class members. <text:span text:style-name="T2">The difference between private and protected comes into play only within classes derived from the base class</text:span>. Members of a derived class can access protected members of a base class directly, but they cannot directly access private members of the base class. So members in the protected category behave like private members as far as the outside world is concerned but behave like public members as far as derived classes are concerned. For example, suppose the Brass class declared the balance member as protected:</text:p>
      <text:p text:style-name="P16">class Brass</text:p>
      <text:p text:style-name="P16">{</text:p>
      <text:p text:style-name="P16"><text:tab/>protected:</text:p>
      <text:p text:style-name="P16"><text:tab/>double balance;</text:p>
      <text:p text:style-name="P16"><text:tab/>...</text:p>
      <text:p text:style-name="P16">};</text:p>
      <text:p text:style-name="P16"><text:soft-page-break/>In this case, the BrassPlus class could access balance directly without using Brass methods. <text:s/>Using protected data members may simplify writing the code, but it has a design defect. For example, continuing with the BrassPlus example, if balance were protected, you could write code like this:</text:p>
      <text:p text:style-name="P16"/>
      <text:p text:style-name="P16">void BrassPlus::Reset(double amt)</text:p>
      <text:p text:style-name="P16">{</text:p>
      <text:p text:style-name="P16"><text:tab/>balance = amt;</text:p>
      <text:p text:style-name="P16">}</text:p>
      <text:p text:style-name="P11"/>
      <text:p text:style-name="P11">The Brass class was designed so that the Deposit() and Withdraw() interface provides the only means for altering balance . But the Reset() method essentially makes balance a public variable as far as BrassPlus objects are concerned, ignoring, for example, the safeguards found in Withdraw() .</text:p>
      <text:p text:style-name="P11"/>
      <text:p text:style-name="P17">Caution</text:p>
      <text:p text:style-name="P11">You should prefer private to protected access control for class data members, and you should use base-class methods to provide derived classes access to base-class data.</text:p>
      <text:p text:style-name="P11"/>
      <text:p text:style-name="P11">However, protected access control can be quite useful for member functions, giving derived classes access to internal functions that are not available publicly.</text:p>
      <text:p text:style-name="P11"/>
      <text:p text:style-name="P17">Abstract Base Classes</text:p>
      <text:p text:style-name="P11">So far you’ve seen simple inheritance and the more intricate polymorphic inheritance. The next step in increasing sophistication is the abstract base class (ABC). Let’s look at some programming situations that provide the background for ABCs.</text:p>
      <text:p text:style-name="P11"/>
      <text:p text:style-name="P11">Sometimes applying the is-a rule is not as simple as it might appear. Suppose, for example, you are developing a graphics program that is supposed to represent, among other things, circles and ellipses. A circle is a special case of an ellipse: It’s an ellipse whose long axis is the same as its short axis. Therefore, all circles are ellipses, and it is tempting to derive a Circle class from an Ellipse class. But when you get to the details, you may find problems.</text:p>
      <text:p text:style-name="P11"/>
      <text:p text:style-name="P11">To see this, first consider what you might include as part of an Ellipse class. Data members could include the coordinates of the center of the ellipse, the semimajor axis (half the long diameter), the semiminor axis (half the short diameter), and an orientation angle that gives the angle from the horizontal coordinate axis to the semimajor axis. Also the class could include methods to move the ellipse, to return the area of the ellipse, to rotate the ellipse, and to scale the semimajor and semiminor axes: <text:span text:style-name="T13">(see pg 747, 748)</text:span></text:p>
      <text:p text:style-name="P11"/>
      <text:p text:style-name="P11">Although a circle is an ellipse, this derivation is awkward. For example, a circle needs only a single value, its radius, to describe its size and shape instead of having a semimajor axis ( a ) and semiminor axis ( b ).The Circle constructors can take care of that by assigning the same value to both the a and b members, but then you have redundant representation of the same information. The angle parameter and the Rotate() method don’t really make sense for a circle, and the Scale() method, as it stands, can change a circle to a non-circle by scaling the two axes differently. You can try fixing things with tricks, such as putting a redefined Rotate() method in the private section of the Circle class so that Rotate() can’t be used publicly with a circle, but, on define a Circle class without using inheritance:</text:p>
      <text:p text:style-name="P11"/>
      <text:p text:style-name="P11">Now the class has only the members it needs. Yet this solution also seems weak. The <text:span text:style-name="T14">Circle and Ellipse classes have a lot in common, but defining them separately ignores </text:span>that fact.</text:p>
      <text:p text:style-name="P11"><text:soft-page-break/>There is another solution:<text:span text:style-name="T2">You can abstract from the Ellipse and Circle classes what they have in common</text:span> and place those features in an ABC. Next, you derive both the Circle and Ellipse classes from the ABC. Then, for example, you can use an array of base-class pointers to manage a mixture of Ellipse and Circle objects—that is, you can use a polymorphic approach. In this case, what the two classes have in common are the coordinates of the center of the shape; a Move() method, which is the same for both; and an Area() method, which works differently for the two classes. Indeed, the Area() method can’t even be implemented for the ABC because it doesn’t have the necessary data members. C++ has a way to provide an <text:span text:style-name="T2">unimplemented function</text:span> by using a<text:span text:style-name="T4"> pure virtual function</text:span>. A pure virtual function has = 0 at the end of its declaration, as shown for the Area() method:</text:p>
      <text:p text:style-name="P11"/>
      <text:p text:style-name="P11">class BaseEllipse // abstract base class</text:p>
      <text:p text:style-name="P11">{</text:p>
      <text:p text:style-name="P11"><text:tab/>private:</text:p>
      <text:p text:style-name="P11"><text:tab/><text:tab/>double x; <text:s text:c="8"/>// x-coordinate of center</text:p>
      <text:p text:style-name="P11"><text:tab/><text:tab/>double y; <text:s text:c="8"/>// y-coordinate of center</text:p>
      <text:p text:style-name="P11"><text:tab/><text:tab/>...</text:p>
      <text:p text:style-name="P11"><text:tab/>public:</text:p>
      <text:p text:style-name="P11"><text:tab/><text:tab/>BaseEllipse(double x0 = 0, double y0 = 0) : x(x0),y(y0) {}</text:p>
      <text:p text:style-name="P11"><text:tab/><text:tab/>virtual ~BaseEllipse() {}</text:p>
      <text:p text:style-name="P11"><text:tab/><text:tab/>void Move(int nx, ny) { x = nx; y = ny; }</text:p>
      <text:p text:style-name="P11"><text:tab/><text:tab/>virtual double Area() const = <text:span text:style-name="T4">0</text:span>; // a pure virtual function</text:p>
      <text:p text:style-name="P11"><text:tab/><text:tab/>...</text:p>
      <text:p text:style-name="P11">}</text:p>
      <text:p text:style-name="P11"/>
      <text:p text:style-name="P11"><text:span text:style-name="T2">When a class declaration contains a pure virtual function, you can’t create an object of that class</text:span>. <text:span text:style-name="T2">The idea is that classes with pure virtual functions exist solely to serve as base classes</text:span>. For a class to be a genuine ABC, it has to have at least one pure virtual function. It is the = 0 in the prototype that makes a virtual function a pure virtual function. In the case of the Area() method, the function has no definition, but C++ allows even a pure virtual function to have a definition. For example, perhaps all the base methods are like Move() in that they can be defined for the base class, but you still need to make the class abstract. You could then make the prototype virtual:</text:p>
      <text:p text:style-name="P11"/>
      <text:p text:style-name="P11">void Move(int nx, ny) = 0;</text:p>
      <text:p text:style-name="P11"/>
      <text:p text:style-name="P11">This makes the base class abstract. But then you could still provide a definition in the implementation file:</text:p>
      <text:p text:style-name="P11"/>
      <text:p text:style-name="P11">void BaseEllipse::Move(int nx, ny) { x = nx; y = ny; }</text:p>
      <text:p text:style-name="P11"/>
      <text:p text:style-name="P11">In short, the = 0 in the prototype indicates that the class is an abstract base class and that the class doesn’t necessarily have to define the function.</text:p>
      <text:p text:style-name="P11"/>
      <text:p text:style-name="P11">Now you can derive the Ellipse class and Circle class from the BaseEllipse class, adding the members needed to complete each class. One point to note is that the Circle class always represents circles, whereas the Ellipse class represents ellipses that can also be circles. However, an Ellipse class circle can be rescaled to a non-circle, whereas a Circle class circle must remain a circle. A program using these classes would be able to create Ellipse objects and Circle objects but no BaseEllipse objects. Because Circle and Ellipse objects have the same base class, a collection of such objects can be managed with an array of BaseEllipse pointers. Classes such as Circle and Ellipse are sometimes <text:soft-page-break/>termed <text:span text:style-name="T4">concrete</text:span> classes to indicate that you can create objects of those types. In short, an ABC describes an interface that uses a least one pure virtual function, and classes derived from an ABC use regular virtual functions to implement the interface in terms of the properties of the particular derived class.</text:p>
      <text:p text:style-name="P11"/>
      <text:p text:style-name="P17">Applying the ABC Concept</text:p>
      <text:p text:style-name="P17"/>
      <text:p text:style-name="P17">ABC Philosophy</text:p>
      <text:p text:style-name="P11">Before designing an ABC, you first have to develop a model of what classes are needed to represent a programming problem and how they relate to one another. One school of thought holds that if you design an inheritance hierarchy of classes, the only concrete classes should be those that never serve as a base class. This approach tends to produce cleaner designs with fewer complications. One way of thinking about ABCs is to consider them an enforcement of interface. An ABC demands that its pure virtual functions be overridden in any concrete derived classes—forcing the derived class to obey the rules of interface the ABC has set. This model is common in component-based programming paradigms, in which the use of ABCs allows the component designer to create an “interface contract” where all components derived from the ABC are guaranteed to uphold at least the common functionality specified by the ABC.</text:p>
      <text:p text:style-name="P11"/>
      <text:p text:style-name="P17">Inheritance and Dynamic Memory Allocation</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21:13:19.083377212</meta:creation-date>
    <dc:date>2019-05-23T21:12:43.004750639</dc:date>
    <meta:editing-duration>PT2H27M46S</meta:editing-duration>
    <meta:editing-cycles>5</meta:editing-cycles>
    <meta:generator>LibreOffice/6.0.7.3$Linux_X86_64 LibreOffice_project/00m0$Build-3</meta:generator>
    <meta:document-statistic meta:table-count="0" meta:image-count="0" meta:object-count="0" meta:page-count="15" meta:paragraph-count="311" meta:word-count="6360" meta:character-count="38354" meta:non-whitespace-character-count="32031"/>
  </office:meta>
</office:document-meta>
</file>